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om 2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ansitivity B and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From 2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om 3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om 3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rom 3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rom 3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om 3&gt;1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rom 3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om 5&gt;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transitivity D and 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From 5&gt;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93" calcext:value-type="float">
            <text:p>-293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&gt;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3" calcext:value-type="float">
            <text:p>-153</text:p>
          </table:table-cell>
          <table:table-cell office:value-type="string" calcext:value-type="string">
            <text:p>From 4&gt;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From 5&gt;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Transitivity 36 and 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32" calcext:value-type="float">
            <text:p>-132</text:p>
          </table:table-cell>
          <table:table-cell table:formula="of:=29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om 4&gt;6--&gt;2&gt;5 tra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rom 3&gt;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44" calcext:value-type="float">
            <text:p>-244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by transitivity 49 and 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2&gt;1--&gt;4&gt;3--4&gt;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5&gt;1--&gt;5&gt;3--&gt;1&gt;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5&gt;1--&gt;5&gt;3--&gt;5&gt;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5&gt;1--&gt;6&gt;3--&gt;6&gt;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61" calcext:value-type="float">
            <text:p>-161</text:p>
          </table:table-cell>
          <table:table-cell office:value-type="string" calcext:value-type="string">
            <text:p>not obvi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08" calcext:value-type="float">
            <text:p>-2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5&gt;3---&gt;1&gt;0 by 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56" calcext:value-type="float">
            <text:p>-1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71" calcext:value-type="float">
            <text:p>-1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33" calcext:value-type="float">
            <text:p>-2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01" calcext:value-type="float">
            <text:p>-20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9" calcext:value-type="float">
            <text:p>-1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90" calcext:value-type="float">
            <text:p>-29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12" calcext:value-type="float">
            <text:p>-2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99" calcext:value-type="float">
            <text:p>-1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69" calcext:value-type="float">
            <text:p>-36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45" calcext:value-type="float">
            <text:p>-2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78" calcext:value-type="float">
            <text:p>-37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90" calcext:value-type="float">
            <text:p>-19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87" calcext:value-type="float">
            <text:p>-18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85" calcext:value-type="float">
            <text:p>-1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45" calcext:value-type="float">
            <text:p>-3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14" calcext:value-type="float">
            <text:p>-41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08" calcext:value-type="float">
            <text:p>-2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jali </meta:initial-creator>
    <meta:creation-date>2017-03-18T20:59:16.649478394</meta:creation-date>
    <dc:date>2017-03-21T14:01:31.575390807</dc:date>
    <dc:creator>Anjali </dc:creator>
    <meta:editing-duration>P1DT19H6M38S</meta:editing-duration>
    <meta:editing-cycles>1</meta:editing-cycles>
    <meta:document-statistic meta:table-count="1" meta:cell-count="1703" meta:object-count="0"/>
    <meta:generator>LibreOffice/4.2.8.2$Linux_X86_64 LibreOffice_project/420m0$Build-2</meta:generator>
  </office:meta>
</office:document-meta>
</file>